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p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Scope.SimpleMap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Map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ap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Scop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apScope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Scope.get( String name , ObjectFactory &lt; ? &gt;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